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C8E0000142FB566A4BBF69124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UnicodeMS" svg:font-family="ArialUnicodeMS" style:font-pitch="variable"/>
    <style:font-face style:name="ArialUnicodeMS1" svg:font-family="ArialUnicodeMS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142cm" fo:min-width="1.14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32.4000015258789pt" style:font-size-asian="32.4000015258789pt" style:font-size-complex="32.4000015258789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loext:opacity="100%" style:font-name="ArialUnicodeMS1" fo:font-size="32.4000015258789pt" fo:font-weight="normal" style:font-name-asian="ArialUnicodeMS1" style:font-size-asian="32.4000015258789pt" style:font-weight-asian="normal" style:font-name-complex="ArialUnicodeMS1" style:font-size-complex="32.4000015258789pt" style:font-weight-complex="normal"/>
    </style:style>
    <style:style style:name="T2" style:family="text">
      <style:text-properties fo:color="#000000" loext:opacity="100%" style:font-name="ArialUnicodeMS1" fo:font-size="12pt" fo:font-weight="normal" style:font-name-asian="ArialUnicodeMS1" style:font-size-asian="12pt" style:font-weight-asian="normal" style:font-name-complex="ArialUnicodeMS1" style:font-size-complex="12pt" style:font-weight-complex="normal"/>
    </style:style>
    <style:style style:name="T3" style:family="text">
      <style:text-properties fo:color="#000000" loext:opacity="100%" style:font-name="ArialUnicodeMS1" fo:font-size="9pt" fo:font-weight="normal" style:font-name-asian="ArialUnicodeMS1" style:font-size-asian="9pt" style:font-weight-asian="normal" style:font-name-complex="ArialUnicodeM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7.953cm" svg:x="1.271cm" svg:y="1.481cm" svg:viewBox="0 0 25401 17954" draw:points="0,0 25401,0 25401,17954 0,17954">
          <text:p/>
        </draw:polygon>
        <draw:frame draw:style-name="gr2" draw:text-style-name="P2" draw:layer="layout" svg:width="25.399cm" svg:height="17.952cm" svg:x="1.271cm" svg:y="1.482cm">
          <draw:image xlink:href="Pictures/1000000100001C8E0000142FB566A4BBF69124EC.png" xlink:type="simple" xlink:show="embed" xlink:actuate="onLoad" draw:mime-type="image/png">
            <text:p/>
          </draw:image>
        </draw:frame>
        <draw:frame draw:style-name="gr3" draw:text-style-name="P4" draw:layer="layout" svg:width="4.642cm" svg:height="1.335cm" svg:x="11.748cm" svg:y="9.613cm">
          <draw:text-box>
            <text:p text:style-name="P3"><text:span text:style-name="T1">Jon Kuhl</text:span></text:p>
          </draw:text-box>
        </draw:frame>
        <draw:frame draw:style-name="gr3" draw:text-style-name="P4" draw:layer="layout" svg:width="18.265cm" svg:height="1.335cm" svg:x="5.842cm" svg:y="13.423cm">
          <draw:text-box>
            <text:p text:style-name="P3"><text:span text:style-name="T1">Splunk 7.x Fundamentals Part 1</text:span></text:p>
          </draw:text-box>
        </draw:frame>
        <draw:frame draw:style-name="gr3" draw:text-style-name="P4" draw:layer="layout" svg:width="6.589cm" svg:height="1.335cm" svg:x="11.048cm" svg:y="15.033cm">
          <draw:text-box>
            <text:p text:style-name="P3"><text:span text:style-name="T1">(eLearning)</text:span></text:p>
          </draw:text-box>
        </draw:frame>
        <draw:frame draw:style-name="gr4" draw:text-style-name="P5" draw:layer="layout" svg:width="0.422cm" svg:height="0.497cm" svg:x="14.497cm" svg:y="16.616cm">
          <draw:text-box>
            <text:p text:style-name="P3"><text:span text:style-name="T2"><text:s/></text:span></text:p>
          </draw:text-box>
        </draw:frame>
        <draw:frame draw:style-name="gr5" draw:text-style-name="P6" draw:layer="layout" svg:width="6.39cm" svg:height="0.374cm" svg:x="11.106cm" svg:y="16.714cm">
          <draw:text-box>
            <text:p text:style-name="P3"><text:span text:style-name="T3">Thursday, July 22, 2021 | 4 Credit Hour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UnicodeMS" svg:font-family="ArialUnicodeMS" style:font-pitch="variable"/>
    <style:font-face style:name="ArialUnicodeMS1" svg:font-family="ArialUnicodeMS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cm" fo:margin-bottom="1cm" fo:margin-left="1.2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7"/>
    <meta:generator>LibreOffice/7.4.7.2$Linux_X86_64 LibreOffice_project/40$Build-2</meta:generator>
  </office:meta>
</office:document-meta>
</file>